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officeooo:rsid="001c33f6" officeooo:paragraph-rsid="001c33f6"/>
    </style:style>
    <style:style style:name="P5" style:family="paragraph" style:parent-style-name="Standard">
      <style:paragraph-properties fo:text-align="start" style:justify-single-word="false" fo:background-color="transparent">
        <style:background-image/>
      </style:paragraph-properties>
      <style:text-properties fo:color="#000000" style:font-name="ArialMT" fo:font-size="14pt" style:font-name-asian="ArialMT" style:font-size-asian="14pt" style:font-name-complex="ArialMT" style:font-size-complex="14pt"/>
    </style:style>
    <style:style style:name="P6" style:family="paragraph" style:parent-style-name="Standard">
      <style:paragraph-properties fo:text-align="start" style:justify-single-word="false" fo:background-color="transparent">
        <style:background-image/>
      </style:paragraph-properties>
      <style:text-properties fo:color="#00000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Standard">
      <style:paragraph-properties fo:text-align="start" style:justify-single-word="false" fo:background-color="transparent">
        <style:background-image/>
      </style:paragraph-properties>
      <style:text-properties fo:color="#000000" style:font-name="ArialMT" fo:font-size="12pt" style:font-name-asian="ArialMT" style:font-size-asian="12pt" style:font-name-complex="ArialMT" style:font-size-complex="12pt"/>
    </style:style>
    <style:style style:name="P8"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14d8a9" style:font-name-asian="ArialMT" style:font-size-asian="12pt" style:font-name-complex="ArialMT" style:font-size-complex="12pt"/>
    </style:style>
    <style:style style:name="P9"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1653df" style:font-name-asian="ArialMT" style:font-size-asian="12pt" style:font-name-complex="ArialMT" style:font-size-complex="12pt"/>
    </style:style>
    <style:style style:name="P10"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1fa415" style:font-name-asian="ArialMT" style:font-size-asian="12pt" style:font-name-complex="ArialMT" style:font-size-complex="12pt"/>
    </style:style>
    <style:style style:name="P11"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291d93" style:font-name-asian="ArialMT" style:font-size-asian="12pt" style:font-name-complex="ArialMT" style:font-size-complex="12pt"/>
    </style:style>
    <style:style style:name="P12"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295eb5" style:font-name-asian="ArialMT" style:font-size-asian="12pt" style:font-name-complex="ArialMT" style:font-size-complex="12pt"/>
    </style:style>
    <style:style style:name="P13"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2d0b68" style:font-name-asian="ArialMT" style:font-size-asian="12pt" style:font-name-complex="ArialMT" style:font-size-complex="12pt"/>
    </style:style>
    <style:style style:name="P14"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312183" style:font-name-asian="ArialMT" style:font-size-asian="12pt" style:font-name-complex="ArialMT" style:font-size-complex="12pt"/>
    </style:style>
    <style:style style:name="P15"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34d7e1" style:font-name-asian="ArialMT" style:font-size-asian="12pt" style:font-name-complex="ArialMT" style:font-size-complex="12pt"/>
    </style:style>
    <style:style style:name="P16"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366219" style:font-name-asian="ArialMT" style:font-size-asian="12pt" style:font-name-complex="ArialMT" style:font-size-complex="12pt"/>
    </style:style>
    <style:style style:name="P17" style:family="paragraph" style:parent-style-name="Standard">
      <style:paragraph-properties fo:text-align="start" style:justify-single-word="false" fo:background-color="transparent">
        <style:background-image/>
      </style:paragraph-properties>
      <style:text-properties fo:color="#000000" style:font-name="ArialMT" fo:font-size="12pt" officeooo:paragraph-rsid="0037f80b" style:font-name-asian="ArialMT" style:font-size-asian="12pt" style:font-name-complex="ArialMT" style:font-size-complex="12pt"/>
    </style:style>
    <style:style style:name="P18" style:family="paragraph" style:parent-style-name="Standard">
      <style:paragraph-properties fo:text-align="center" style:justify-single-word="false" fo:background-color="transparent">
        <style:background-image/>
      </style:paragraph-properties>
      <style:text-properties fo:color="#000000" style:font-name="ArialMT" fo:font-size="12pt" style:font-name-asian="ArialMT" style:font-size-asian="12pt" style:font-name-complex="ArialMT" style:font-size-complex="12pt"/>
    </style:style>
    <style:style style:name="P19"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10466d" style:font-name-asian="ArialMT" style:font-size-asian="12pt" style:font-name-complex="ArialMT" style:font-size-complex="12pt"/>
    </style:style>
    <style:style style:name="P20"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14d8a9" officeooo:paragraph-rsid="001653df" style:font-name-asian="ArialMT" style:font-size-asian="12pt" style:font-name-complex="ArialMT" style:font-size-complex="12pt"/>
    </style:style>
    <style:style style:name="P21"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1653df" officeooo:paragraph-rsid="001653df" style:font-name-asian="ArialMT" style:font-size-asian="12pt" style:font-name-complex="ArialMT" style:font-size-complex="12pt"/>
    </style:style>
    <style:style style:name="P22"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178e8f" officeooo:paragraph-rsid="00291d93" style:font-name-asian="ArialMT" style:font-size-asian="12pt" style:font-name-complex="ArialMT" style:font-size-complex="12pt"/>
    </style:style>
    <style:style style:name="P23"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1c33f6" officeooo:paragraph-rsid="00291d93" style:font-name-asian="ArialMT" style:font-size-asian="12pt" style:font-name-complex="ArialMT" style:font-size-complex="12pt"/>
    </style:style>
    <style:style style:name="P24"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1fb6ff" officeooo:paragraph-rsid="00291d93" style:font-name-asian="ArialMT" style:font-size-asian="12pt" style:font-name-complex="ArialMT" style:font-size-complex="12pt"/>
    </style:style>
    <style:style style:name="P25"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2271a5" officeooo:paragraph-rsid="00291d93" style:font-name-asian="ArialMT" style:font-size-asian="12pt" style:font-name-complex="ArialMT" style:font-size-complex="12pt"/>
    </style:style>
    <style:style style:name="P26"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291d93" officeooo:paragraph-rsid="00291d93" style:font-name-asian="ArialMT" style:font-size-asian="12pt" style:font-name-complex="ArialMT" style:font-size-complex="12pt"/>
    </style:style>
    <style:style style:name="P27"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16e2f2" officeooo:paragraph-rsid="002d0b68" style:font-name-asian="ArialMT" style:font-size-asian="12pt" style:font-name-complex="ArialMT" style:font-size-complex="12pt"/>
    </style:style>
    <style:style style:name="P28"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339a47" officeooo:paragraph-rsid="00339a47" style:font-name-asian="ArialMT" style:font-size-asian="12pt" style:font-name-complex="ArialMT" style:font-size-complex="12pt"/>
    </style:style>
    <style:style style:name="P29"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360c5a" officeooo:paragraph-rsid="0034d7e1" style:font-name-asian="ArialMT" style:font-size-asian="12pt" style:font-name-complex="ArialMT" style:font-size-complex="12pt"/>
    </style:style>
    <style:style style:name="P30"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360c5a" officeooo:paragraph-rsid="00360c5a" style:font-name-asian="ArialMT" style:font-size-asian="12pt" style:font-name-complex="ArialMT" style:font-size-complex="12pt"/>
    </style:style>
    <style:style style:name="P31"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366219" officeooo:paragraph-rsid="00366219" style:font-name-asian="ArialMT" style:font-size-asian="12pt" style:font-name-complex="ArialMT" style:font-size-complex="12pt"/>
    </style:style>
    <style:style style:name="P32"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37f80b" officeooo:paragraph-rsid="00366219" style:font-name-asian="ArialMT" style:font-size-asian="12pt" style:font-name-complex="ArialMT" style:font-size-complex="12pt"/>
    </style:style>
    <style:style style:name="P33" style:family="paragraph" style:parent-style-name="Standard">
      <style:paragraph-properties fo:text-align="start" style:justify-single-word="false" fo:background-color="transparent">
        <style:background-image/>
      </style:paragraph-properties>
      <style:text-properties fo:color="#000000" style:font-name="ArialMT" fo:font-size="12pt" officeooo:rsid="0037f80b" officeooo:paragraph-rsid="0037f80b" style:font-name-asian="ArialMT" style:font-size-asian="12pt" style:font-name-complex="ArialMT" style:font-size-complex="12pt"/>
    </style:style>
    <style:style style:name="P34" style:family="paragraph" style:parent-style-name="Standard">
      <style:paragraph-properties fo:text-align="start" style:justify-single-word="false" fo:background-color="transparent">
        <style:background-image/>
      </style:paragraph-properties>
      <style:text-properties fo:color="#000000" style:font-name="ArialMT" fo:font-size="12pt" fo:font-style="normal" officeooo:rsid="00138189" style:font-name-asian="ArialMT" style:font-size-asian="12pt" style:font-style-asian="normal" style:font-name-complex="ArialMT" style:font-size-complex="12pt" style:font-style-complex="normal"/>
    </style:style>
    <style:style style:name="P35" style:family="paragraph" style:parent-style-name="Standard">
      <style:paragraph-properties fo:text-align="center" style:justify-single-word="false" fo:background-color="transparent">
        <style:background-image/>
      </style:paragraph-properties>
      <style:text-properties fo:color="#000000" style:font-name="ArialMT" fo:font-size="18pt" style:font-name-asian="ArialMT" style:font-size-asian="18pt" style:font-name-complex="ArialMT" style:font-size-complex="18pt"/>
    </style:style>
    <style:style style:name="P36" style:family="paragraph" style:parent-style-name="Standard" style:list-style-name="L1">
      <style:paragraph-properties fo:text-align="start" style:justify-single-word="false" fo:background-color="transparent">
        <style:background-image/>
      </style:paragraph-properties>
      <style:text-properties fo:color="#000000" style:font-name="ArialMT" fo:font-size="14pt" fo:font-weight="bold" style:font-name-asian="ArialMT" style:font-size-asian="14pt" style:font-weight-asian="bold" style:font-name-complex="ArialMT" style:font-size-complex="14pt" style:font-weight-complex="bold"/>
    </style:style>
    <style:style style:name="P37" style:family="paragraph" style:parent-style-name="Standard" style:list-style-name="L2">
      <style:paragraph-properties fo:text-align="start" style:justify-single-word="false" fo:background-color="transparent">
        <style:background-image/>
      </style:paragraph-properties>
      <style:text-properties fo:color="#000000" style:font-name="ArialMT" fo:font-size="14pt" fo:font-weight="bold" style:font-name-asian="ArialMT" style:font-size-asian="14pt" style:font-weight-asian="bold" style:font-name-complex="ArialMT" style:font-size-complex="14pt" style:font-weight-complex="bold"/>
    </style:style>
    <style:style style:name="P38" style:family="paragraph" style:parent-style-name="Standard" style:list-style-name="L3">
      <style:paragraph-properties fo:text-align="start" style:justify-single-word="false" fo:background-color="transparent">
        <style:background-image/>
      </style:paragraph-properties>
      <style:text-properties fo:color="#000000" style:font-name="ArialMT" fo:font-size="12pt" style:font-name-asian="ArialMT" style:font-size-asian="12pt" style:font-name-complex="ArialMT" style:font-size-complex="12pt"/>
    </style:style>
    <style:style style:name="P39" style:family="paragraph" style:parent-style-name="Standard" style:list-style-name="L3">
      <style:paragraph-properties fo:text-align="start" style:justify-single-word="false" fo:background-color="transparent">
        <style:background-image/>
      </style:paragraph-properties>
      <style:text-properties fo:color="#000000" style:font-name="ArialMT" fo:font-size="12pt" officeooo:paragraph-rsid="0016e2f2" style:font-name-asian="ArialMT" style:font-size-asian="12pt" style:font-name-complex="ArialMT" style:font-size-complex="12pt"/>
    </style:style>
    <style:style style:name="P40" style:family="paragraph" style:parent-style-name="Standard" style:list-style-name="L3">
      <style:paragraph-properties fo:text-align="start" style:justify-single-word="false" fo:background-color="transparent">
        <style:background-image/>
      </style:paragraph-properties>
      <style:text-properties fo:color="#000000" style:font-name="ArialMT" fo:font-size="12pt" officeooo:paragraph-rsid="00178e8f" style:font-name-asian="ArialMT" style:font-size-asian="12pt" style:font-name-complex="ArialMT" style:font-size-complex="12pt"/>
    </style:style>
    <style:style style:name="P41" style:family="paragraph" style:parent-style-name="Standard" style:list-style-name="L3">
      <style:paragraph-properties fo:text-align="start" style:justify-single-word="false" fo:background-color="transparent">
        <style:background-image/>
      </style:paragraph-properties>
      <style:text-properties fo:color="#000000" style:font-name="ArialMT" fo:font-size="12pt" officeooo:paragraph-rsid="001fd72c" style:font-name-asian="ArialMT" style:font-size-asian="12pt" style:font-name-complex="ArialMT" style:font-size-complex="12pt"/>
    </style:style>
    <style:style style:name="P42" style:family="paragraph" style:parent-style-name="Standard" style:list-style-name="L3">
      <style:paragraph-properties fo:text-align="start" style:justify-single-word="false" fo:background-color="transparent">
        <style:background-image/>
      </style:paragraph-properties>
      <style:text-properties fo:color="#000000" style:font-name="ArialMT" fo:font-size="12pt" officeooo:rsid="0016e2f2" officeooo:paragraph-rsid="0016e2f2" style:font-name-asian="ArialMT" style:font-size-asian="12pt" style:font-name-complex="ArialMT" style:font-size-complex="12pt"/>
    </style:style>
    <style:style style:name="P43" style:family="paragraph" style:parent-style-name="Standard" style:list-style-name="L3">
      <style:paragraph-properties fo:text-align="start" style:justify-single-word="false" fo:background-color="transparent">
        <style:background-image/>
      </style:paragraph-properties>
      <style:text-properties fo:color="#000000" style:font-name="ArialMT" fo:font-size="12pt" officeooo:rsid="001d634d" officeooo:paragraph-rsid="001d634d" style:font-name-asian="ArialMT" style:font-size-asian="12pt" style:font-name-complex="ArialMT" style:font-size-complex="12pt"/>
    </style:style>
    <style:style style:name="T1" style:family="text">
      <style:text-properties style:text-underline-style="solid" style:text-underline-width="auto" style:text-underline-color="font-color"/>
    </style:style>
    <style:style style:name="T2" style:family="text">
      <style:text-properties officeooo:rsid="0010466d"/>
    </style:style>
    <style:style style:name="T3" style:family="text">
      <style:text-properties officeooo:rsid="0011d0f8"/>
    </style:style>
    <style:style style:name="T4" style:family="text">
      <style:text-properties officeooo:rsid="00121cd0"/>
    </style:style>
    <style:style style:name="T5" style:family="text">
      <style:text-properties officeooo:rsid="00138189"/>
    </style:style>
    <style:style style:name="T6" style:family="text">
      <style:text-properties officeooo:rsid="00140d61"/>
    </style:style>
    <style:style style:name="T7" style:family="text">
      <style:text-properties officeooo:rsid="0014d8a9"/>
    </style:style>
    <style:style style:name="T8" style:family="text">
      <style:text-properties officeooo:rsid="001653df"/>
    </style:style>
    <style:style style:name="T9" style:family="text">
      <style:text-properties officeooo:rsid="0016e2f2"/>
    </style:style>
    <style:style style:name="T10" style:family="text">
      <style:text-properties officeooo:rsid="00178e8f"/>
    </style:style>
    <style:style style:name="T11" style:family="text">
      <style:text-properties officeooo:rsid="001a7581"/>
    </style:style>
    <style:style style:name="T12" style:family="text">
      <style:text-properties officeooo:rsid="001c33f6"/>
    </style:style>
    <style:style style:name="T13" style:family="text">
      <style:text-properties officeooo:rsid="001d634d"/>
    </style:style>
    <style:style style:name="T14" style:family="text">
      <style:text-properties officeooo:rsid="001ecebb"/>
    </style:style>
    <style:style style:name="T15" style:family="text">
      <style:text-properties officeooo:rsid="001fa415"/>
    </style:style>
    <style:style style:name="T16" style:family="text">
      <style:text-properties officeooo:rsid="001fb6ff"/>
    </style:style>
    <style:style style:name="T17" style:family="text">
      <style:text-properties officeooo:rsid="001fd72c"/>
    </style:style>
    <style:style style:name="T18" style:family="text">
      <style:text-properties officeooo:rsid="0022bfaa"/>
    </style:style>
    <style:style style:name="T19" style:family="text">
      <style:text-properties officeooo:rsid="0024427a"/>
    </style:style>
    <style:style style:name="T20" style:family="text">
      <style:text-properties officeooo:rsid="0025b7f5"/>
    </style:style>
    <style:style style:name="T21" style:family="text">
      <style:text-properties officeooo:rsid="00260623"/>
    </style:style>
    <style:style style:name="T22" style:family="text">
      <style:text-properties officeooo:rsid="002761cb"/>
    </style:style>
    <style:style style:name="T23" style:family="text">
      <style:text-properties officeooo:rsid="00291d93"/>
    </style:style>
    <style:style style:name="T24" style:family="text">
      <style:text-properties officeooo:rsid="00295eb5"/>
    </style:style>
    <style:style style:name="T25" style:family="text">
      <style:text-properties officeooo:rsid="0029c12f"/>
    </style:style>
    <style:style style:name="T26" style:family="text">
      <style:text-properties officeooo:rsid="002b34b8"/>
    </style:style>
    <style:style style:name="T27" style:family="text">
      <style:text-properties officeooo:rsid="002d0b68"/>
    </style:style>
    <style:style style:name="T28" style:family="text">
      <style:text-properties officeooo:rsid="002f987e"/>
    </style:style>
    <style:style style:name="T29" style:family="text">
      <style:text-properties officeooo:rsid="00312183"/>
    </style:style>
    <style:style style:name="T30" style:family="text">
      <style:text-properties officeooo:rsid="00324677"/>
    </style:style>
    <style:style style:name="T31" style:family="text">
      <style:text-properties officeooo:rsid="00339a47"/>
    </style:style>
    <style:style style:name="T32" style:family="text">
      <style:text-properties officeooo:rsid="0034d7e1"/>
    </style:style>
    <style:style style:name="T33" style:family="text">
      <style:text-properties officeooo:rsid="00360c5a"/>
    </style:style>
    <style:style style:name="T34" style:family="text">
      <style:text-properties officeooo:rsid="00366219"/>
    </style:style>
    <style:style style:name="T35" style:family="text">
      <style:text-properties officeooo:rsid="0037f80b"/>
    </style:style>
    <style:style style:name="T36" style:family="text">
      <style:text-properties officeooo:rsid="00396e4f"/>
    </style:style>
    <style:style style:name="T37" style:family="text">
      <style:text-properties officeooo:rsid="003991b6"/>
    </style:style>
    <style:style style:name="T38" style:family="text">
      <style:text-properties officeooo:rsid="003b9690"/>
    </style:style>
    <style:style style:name="T39" style:family="text">
      <style:text-properties officeooo:rsid="003beb24"/>
    </style:style>
    <style:style style:name="T40" style:family="text">
      <style:text-properties officeooo:rsid="003c09fb"/>
    </style:style>
    <style:style style:name="T41" style:family="text">
      <style:text-properties officeooo:rsid="003d3105"/>
    </style:style>
    <style:style style:name="T42" style:family="text">
      <style:text-properties officeooo:rsid="003e3a8f"/>
    </style:style>
    <style:style style:name="T43" style:family="text">
      <style:text-properties officeooo:rsid="003f7d53"/>
    </style:style>
    <style:style style:name="T44" style:family="text">
      <style:text-properties officeooo:rsid="0040fa40"/>
    </style:style>
    <style:style style:name="T45" style:family="text">
      <style:text-properties officeooo:rsid="0041d337"/>
    </style:style>
    <style:style style:name="T46" style:family="text">
      <style:text-properties officeooo:rsid="00436fa1"/>
    </style:style>
    <style:style style:name="T47" style:family="text">
      <style:text-properties officeooo:rsid="004689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reAtomix</text:p>
      <text:p text:style-name="P1"/>
      <text:p text:style-name="P2">DEFINITION DU PROBLEME :</text:p>
      <text:p text:style-name="P3"/>
      <text:p text:style-name="P3"/>
      <text:list xml:id="list25303954" text:style-name="L1">
        <text:list-item>
          <text:p text:style-name="P36">Spécifications et exigences :</text:p>
        </text:list-item>
      </text:list>
      <text:p text:style-name="P5"/>
      <text:p text:style-name="P5"/>
      <text:p text:style-name="P7"><text:span text:style-name="T1">Données à traiter </text:span>: <text:span text:style-name="T47">10</text:span><text:span text:style-name="T2"> maps </text:span><text:span text:style-name="T6">(niveaux)</text:span><text:span text:style-name="T2"> avec une molécule par map, 3 atomes, différentes <text:tab/><text:tab/><text:tab/>formes pour chaque atome.</text:span></text:p>
      <text:p text:style-name="P19"><text:tab/><text:tab/><text:tab/>Un high-score, un timer, un menu.</text:p>
      <text:p text:style-name="P18"/>
      <text:p text:style-name="P7">Un joueur <text:span text:style-name="T3">choisit son nom, puis arrive dans la partie où il faut reconstituer une molécule à l'aide de plusieurs atomes à liaisons diverses. </text:span><text:span text:style-name="T4">Le temps est limité, si le joueur arrive à reconstituer la molécule avant le temps imparti, alors il gagne des points supplémentaires sur la différence de temps restant. Sinon il meurt, mais </text:span><text:span text:style-name="T5">si il a assez de points</text:span><text:span text:style-name="T4"> il peut sacrifier une partie de son score pour revivre </text:span><text:span text:style-name="T5">et continuer la partie pour progresser dans les prochains niveaux et donc gagner plus de points.</text:span></text:p>
      <text:p text:style-name="P34"/>
      <text:p text:style-name="P7"/>
      <text:p text:style-name="P9"><text:span text:style-name="T1">Traitements a effectuer</text:span> :</text:p>
      <text:p text:style-name="P20"/>
      <text:p text:style-name="P20">On devra permettre au joueur d’accéder aux high-scores dans le menu de base, de choisir un nom pour sa partie (qui sera ensuite lié au score du joueur).</text:p>
      <text:p text:style-name="P8"><text:span text:style-name="T7">En jeu, le joueur doit pouvoir bouger un curseur dans les 4 </text:span><text:span text:style-name="T8">grands</text:span><text:span text:style-name="T7"> axes, cases par cases, sur une map définie à l'avance. Avec ce curseur, il peut sélectionner un atome pour le prendre, le déplacer</text:span><text:span text:style-name="T8"> dans les 4 grands axes, puis le reposer. Un déplacement ne sarrette que lorsque l'atome en déplacement touche un mur ou un autre atome.</text:span></text:p>
      <text:p text:style-name="P21">A chaque fois qu'un atome est posé, la « molécule victoire » du niveau viendra balayer la map pour vérifier si son modèle à été reproduit quelque part.</text:p>
      <text:p text:style-name="P7"/>
      <text:p text:style-name="P7"/>
      <text:p text:style-name="P7"><text:span text:style-name="T1">Résultats attendus</text:span> : <text:span text:style-name="T8">On devra obtenir un score en fonction des molécules reproduites et du nombre de secondes de différence sur le timer du niveau.</text:span></text:p>
      <text:p text:style-name="P7"/>
      <text:p text:style-name="P7"/>
      <text:list xml:id="list25278854" text:style-name="L2">
        <text:list-item>
          <text:p text:style-name="P37">Caractéristiques, contraintes, limites?</text:p>
        </text:list-item>
      </text:list>
      <text:p text:style-name="P5"/>
      <text:p text:style-name="P5"/>
      <text:p text:style-name="P7"><text:span text:style-name="T1">Des données et leurs formes</text:span> : </text:p>
      <text:p text:style-name="P10"/>
      <text:list xml:id="list25293535" text:style-name="L3">
        <text:list-item>
          <text:p text:style-name="P38"><text:span text:style-name="T9">U</text:span>n<text:span text:style-name="T13">e</text:span> <text:span text:style-name="T8">struct JEU qui regroupera tous les éléments du jeu.</text:span></text:p>
        </text:list-item>
        <text:list-item>
          <text:p text:style-name="P39"><text:span text:style-name="T9">U</text:span><text:span text:style-name="T8">ne struct JOUEUR qui contiendra toutes les données relatives au joueur.</text:span></text:p>
        </text:list-item>
        <text:list-item>
          <text:p text:style-name="P39"><text:span text:style-name="T9">U</text:span><text:span text:style-name="T8">ne struct </text:span><text:span text:style-name="T9">CURSEUR qui contiendra l'image du curseur et un atome saisi.</text:span></text:p>
        </text:list-item>
        <text:list-item>
          <text:p text:style-name="P42">Une struct <text:span text:style-name="T37">DATA_</text:span>SFML qui contiendra toutes les données relatives à la SFML.</text:p>
        </text:list-item>
        <text:list-item>
          <text:p text:style-name="P42">Une struct NIVEAU qui contiendra toutes les données relatives au niveau en cours.</text:p>
        </text:list-item>
        <text:list-item>
          <text:p text:style-name="P40"><text:span text:style-name="T10">Un </text:span><text:span text:style-name="T15">tab de</text:span><text:span text:style-name="T10"> struct ELEMENT qui contiendra les données d</text:span><text:span text:style-name="T15">e tous les éléments</text:span><text:span text:style-name="T10">.</text:span></text:p>
        </text:list-item>
        <text:list-item>
          <text:p text:style-name="P43">Une struct GRAPH qui contiendra tous les éléments graphiques du jeu.</text:p>
        </text:list-item>
        <text:list-item>
          <text:p text:style-name="P41"><text:span text:style-name="T17">Une enum </text:span><text:span text:style-name="T15">NOM_ELEM </text:span><text:span text:style-name="T17">qui contiendra la liste des noms des éléments.</text:span></text:p>
        </text:list-item>
      </text:list>
      <text:p text:style-name="P7"><text:soft-page-break/><text:span text:style-name="T1">Des résultats et leurs formes</text:span> : </text:p>
      <text:p text:style-name="P7"/>
      <text:p text:style-name="P11"><text:span text:style-name="T23">Tous les « résultats » seront dans la </text:span><text:span text:style-name="T8">struct JOUEUR, </text:span><text:span text:style-name="T23">elle sera composée d'un tableau de char représentant le nom du joueur, et d'un unsigned long int qui représentera son score.</text:span></text:p>
      <text:p text:style-name="P7"/>
      <text:p text:style-name="P1"/>
      <text:p text:style-name="P1"/>
      <text:p text:style-name="P35">ANALYSE DU PROBLEME :</text:p>
      <text:p text:style-name="P6"/>
      <text:p text:style-name="P6"/>
      <text:list xml:id="list25304408" text:continue-list="list25303954" text:style-name="L1">
        <text:list-header>
          <text:p text:style-name="P36">1. Comment/Elaboration de solutions :</text:p>
        </text:list-header>
      </text:list>
      <text:p text:style-name="P6"/>
      <text:p text:style-name="P6"/>
      <text:p text:style-name="P7"><text:span text:style-name="T1">Comment mémoriser les données </text:span>:</text:p>
      <text:p text:style-name="P7"/>
      <text:p text:style-name="P13"><text:span text:style-name="T10">Un peu de précision sur la </text:span><text:span text:style-name="T8">struct </text:span><text:span text:style-name="T9">CURSEUR :</text:span></text:p>
      <text:p text:style-name="P27"/>
      <text:p text:style-name="P13"><text:span text:style-name="T27">Elle contiendra une struct ELEMENT pour saisir un élément de la map et pour </text:span><text:span text:style-name="T38">l'</text:span><text:span text:style-name="T27">afficher au niveau du curseur si nécessaire, une shape de curseur classique (rectangle rouge),</text:span><text:span text:style-name="T28"> </text:span><text:span text:style-name="T32">une position</text:span><text:span text:style-name="T28"> x et y propres au selecteur, </text:span><text:span text:style-name="T45">un numéro de case en y et en x pour correspondre avec la map,</text:span><text:span text:style-name="T42"> un char enMouvement pour signaler si le curseur bouge ou non, </text:span><text:span text:style-name="T46">et 4 char dans les 4 directions pour indiquer dans quelle direction il est en train de se déplacer.</text:span></text:p>
      <text:p text:style-name="P7"/>
      <text:p text:style-name="P22">Un peu de précision sur la struct NIVEAU :</text:p>
      <text:p text:style-name="P22"/>
      <text:p text:style-name="P11"><text:span text:style-name="T10">Elle contiendra le numéro du niveau en cours, le chemin vers le fichier map </text:span><text:span text:style-name="T14">à</text:span><text:span text:style-name="T10"> charger, </text:span><text:span text:style-name="T39">un timer pour le niveau, </text:span><text:span text:style-name="T10">un tableau d</text:span><text:span text:style-name="T11">e struct ELEMENT</text:span><text:span text:style-name="T10"> d'une certaine taille alloué dynamiquement qui contiendra le modèle de la molécule victoire du niveau, </text:span><text:span text:style-name="T43">ses tailles max en y et en x</text:span><text:span text:style-name="T10">, un tableau 2D « en dur » d</text:span><text:span text:style-name="T11">e struct ELEMENT qui représentera la map</text:span><text:span text:style-name="T12">.</text:span></text:p>
      <text:p text:style-name="P23"/>
      <text:p text:style-name="P22">Un peu de précision sur la struct ELEMENT :</text:p>
      <text:p text:style-name="P22"/>
      <text:p text:style-name="P11"><text:span text:style-name="T15">Elle contiendra </text:span><text:span text:style-name="T18">un pointeur sur le</text:span><text:span text:style-name="T15"> sprite d</text:span><text:span text:style-name="T21">'un élément</text:span><text:span text:style-name="T15">, </text:span><text:span text:style-name="T21">des positions x et y indépendantes de celles du sprite pour bien faire la différence,</text:span><text:span text:style-name="T15"> une signature de type enum NOM_ELEM </text:span><text:span text:style-name="T16">pour pouvoir tester plus tard la donnée, un char estAtome qui servira de flag pour savoir si l'élément est oui ou non un atome, </text:span><text:span text:style-name="T22">et un char estMur (même logique).</text:span></text:p>
      <text:p text:style-name="P11"><text:span text:style-name="T19">Le tableau de struct ELEMENT permettra d'avoir la palette des éléments et de piocher le nécessaire dedans pour renseigner des </text:span><text:span text:style-name="T20">données</text:span><text:span text:style-name="T19"> de la struct NIVEAU.</text:span></text:p>
      <text:p text:style-name="P24"/>
      <text:p text:style-name="P11"><text:span text:style-name="T10">Un peu de précision sur la struct </text:span><text:span text:style-name="T13">GRAPH</text:span><text:span text:style-name="T10"> :</text:span></text:p>
      <text:p text:style-name="P22"/>
      <text:p text:style-name="P25">Elle contiendra <text:span text:style-name="T44">plusieurs</text:span><text:span text:style-name="T40"> grande</text:span><text:span text:style-name="T44">s</text:span> texture<text:span text:style-name="T44">s</text:span> qui <text:span text:style-name="T44">seront</text:span><text:span text:style-name="T40"> </text:span><text:span text:style-name="T44">des</text:span><text:span text:style-name="T40"> spritesheet chargée</text:span><text:span text:style-name="T44">s</text:span>, et un tableau de sprites dont chaque sprite sera lié à une <text:span text:style-name="T41">partie de la texture</text:span>.</text:p>
      <text:p text:style-name="P25"/>
      <text:p text:style-name="P7"/>
      <text:p text:style-name="P7"><text:span text:style-name="T1">Comment effectuer les traitements (avec conception descendante) </text:span>: </text:p>
      <text:p text:style-name="P7"/>
      <text:p text:style-name="P7"/>
      <text:p text:style-name="P14"><text:span text:style-name="T29">Le joueur arrive sur le niveau. Il dispose tout de suite du sélecteur qu'il va pouvoir déplacer dans les 4 grands axes. </text:span><text:span text:style-name="T30">Pour cela il va appuyer sur une des 4 flèches directionnelles, l’événement du clavier sera récupéré et le curseur va se déplacer dans </text:span><text:soft-page-break/><text:span text:style-name="T30">une direction donnée à une vitesse constante en fonction du temps. </text:span><text:span text:style-name="T31">Si le curseur ne </text:span><text:span text:style-name="T31">possède pas d'atomes, il ne peut se déplacer que case par case dans le tableau.</text:span></text:p>
      <text:p text:style-name="P28">Si le curseur possède un atome, il se déplacera jusqu'à rencontrer un mur ou un atome.</text:p>
      <text:p text:style-name="P28"/>
      <text:p text:style-name="P28">Pour saisir ou déposer un atome, le joueur appuiera sur la touche entrée.</text:p>
      <text:p text:style-name="P28">Une fois l’événement clavier récupéré, lors de la saisie, l'atome va être transféré dans la struct CURSEUR et la case de la map sur laquelle a été saisi l'atome sera vide.</text:p>
      <text:p text:style-name="P28">Lors du placement, l'inverse se produit, c'est a dire que la case de la map visée par le curseur prendra l'atome du curseur, et le curseur ne contiendra plus d'atome.</text:p>
      <text:p text:style-name="P28">En fait on peut voir la logique comme une main qui prendrait et déposerait des éléments sur une table, le curseur serait la main et la map la table.</text:p>
      <text:p text:style-name="P28"/>
      <text:p text:style-name="P15"><text:span text:style-name="T32">Pour ce qui est de la </text:span><text:span text:style-name="T33">détection</text:span><text:span text:style-name="T32"> de collision avec un mur ou un atome, que l'on soir en déplacement case par case ou en déplacement ligne par ligne, ce sera la même chose, a savoir un pixel au centre du sprite du </text:span><text:span text:style-name="T33">sélecteur</text:span><text:span text:style-name="T32"> auquel on ajoutera </text:span><text:span text:style-name="T33">ou soustraira</text:span><text:span text:style-name="T32"> un peu plus de la moitié d'une case </text:span><text:span text:style-name="T33">en fonction de l'axe de déplacement, pour connaître la prochaine case que rencontrera le sélecteur. Si la case est un atome ou un mur, le sélecteur s’arrête dans sa course et se recale proprement à sa bonne position.</text:span></text:p>
      <text:p text:style-name="P29"/>
      <text:p text:style-name="P30">Lorsqu'un atome est déposé sur la map et seulement dans ce cas, le jeu va à chaque fois vérifier si la molécule à été reconstituée avec les atomes présents sur la map.</text:p>
      <text:p text:style-name="P31">Pour cela une « molécule victoire » différente par niveau va comparer sa forme avec la forme d'une même taille sur la map, seulement lorsque son premier atome rencontrera un atome du même type sur la map pour optimiser les calculs.</text:p>
      <text:p text:style-name="P16"><text:span text:style-name="T34">Si la comparaison a échoué, on </text:span><text:span text:style-name="T35">arrête</text:span><text:span text:style-name="T34"> de tester car il n'y a pas plus d</text:span><text:span text:style-name="T35">'atomes sur la map que d'atomes dans la molécule victoire.</text:span></text:p>
      <text:p text:style-name="P32"/>
      <text:p text:style-name="P33">Lorsque le joueur a gagné le niveau, son temps restant est converti en points à l'aide d'un coefficient multiplicateur, puis les données du niveau en cours sont déchargés, et celles du niveau suivant sont chargés.</text:p>
      <text:p text:style-name="P33"/>
      <text:p text:style-name="P33">Si le joueur perd, mais qu'il dispose d'au moins une certaine tranche de points, alors il peut soustraire cette tranche de points à son score actuel afin d'obtenir une nouvelle chance de continuer la partie.</text:p>
      <text:p text:style-name="P33"/>
      <text:p text:style-name="P17"><text:span text:style-name="T35">Si le joueur perd mais qu'il ne dispose de pas assez de points pour continuer, </text:span><text:span text:style-name="T36">la partie est terminée,</text:span><text:span text:style-name="T35"> son nom et son score sont enregistrés dans le fichier binaire des High-Scores.</text:span></text:p>
      <text:p text:style-name="P33"/>
      <text:p text:style-name="P7"/>
      <text:p text:style-name="P7"><text:span text:style-name="T1">Comment présenter/mémoriser les résultats </text:span>: </text:p>
      <text:p text:style-name="P7"/>
      <text:p text:style-name="P11"><text:span text:style-name="T23">Pour ce qui est de l'enregistrement des données du joueur, </text:span><text:span text:style-name="T24">la struct JOUEUR en cours sera enregistrée à la mort du joueur </text:span><text:span text:style-name="T25">(ou si il parviens a finir le jeu)</text:span><text:span text:style-name="T23"> dans un fichier binaire qui contiendra la liste des joueurs ayant participé, dans l'ordre décroissant de leur score.</text:span></text:p>
      <text:p text:style-name="P26"/>
      <text:p text:style-name="P12"><text:span text:style-name="T24">Pour l'affichage de ces données, elles seront disponibles depuis le sous menu High-Scores dans le menu principal du jeu. </text:span><text:span text:style-name="T25">Elles seront affichés graphiquement sous la forme d'un tableau </text:span><text:span text:style-name="T26">de scores avec par ligne : le nom, puis le score de chaque jou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0:55:54.74</meta:creation-date>
    <dc:date>2012-11-27T05:15:29.74</dc:date>
    <meta:editing-duration>PT22H14M36S</meta:editing-duration>
    <meta:editing-cycles>148</meta:editing-cycles>
    <meta:generator>LibreOffice/3.6$Windows_x86 LibreOffice_project/58f22d5-270d05a-e2abed1-ea17a85-9b5702</meta:generator>
    <meta:document-statistic meta:table-count="0" meta:image-count="0" meta:object-count="0" meta:page-count="3" meta:paragraph-count="52" meta:word-count="1312" meta:character-count="7396" meta:non-whitespace-character-count="6136"/>
  </office:meta>
</office:document-meta>
</file>